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fo:min-height="14.04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fo:min-height="2.1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6.6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1.6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65cm" fo:min-width="7.4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2.6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4.65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fo:min-height="3.005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5.15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9.6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8.65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fo:min-height="2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15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11.5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2.25cm"/>
    </style:style>
    <style:style style:name="gr18" style:family="graphic" style:parent-style-name="standard">
      <style:graphic-properties draw:stroke="none" svg:stroke-width="0.1cm" svg:stroke-color="#000000" draw:fill="none" draw:fill-color="#ffffff" fo:min-height="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layer="layout" svg:width="12cm" svg:height="14.5cm" svg:x="2cm" svg:y="2cm">
          <text:p/>
        </draw:rect>
        <draw:frame draw:style-name="gr2" draw:text-style-name="P2" draw:layer="layout" svg:width="12cm" svg:height="14.399cm" svg:x="2cm" svg:y="2cm">
          <draw:text-box>
            <text:p><text:span text:style-name="T1">Origami (JAXB)</text:span></text:p>
            <text:p><text:span text:style-name="T2">* author: Author</text:span></text:p>
            <text:p><text:span text:style-name="T2">* names: Map&lt;Locale, String&gt;</text:span></text:p>
            <text:p><text:span text:style-name="T2">* year: int</text:span></text:p>
            <text:p><text:span text:style-name="T2">* shortdescs: Map&lt;Locale, String&gt;</text:span></text:p>
            <text:p><text:span text:style-name="T2">* descriptions: Map&lt;Locale, String&gt;</text:span></text:p>
            <text:p><text:span text:style-name="T2">* license: License</text:span></text:p>
            <text:p><text:span text:style-name="T2">* original: URL</text:span></text:p>
            <text:p><text:span text:style-name="T2">* thumbnail: ImageIcon</text:span></text:p>
            <text:p><text:span text:style-name="T2">* paper: DiagramPaper</text:span></text:p>
            <text:p><text:span text:style-name="T2">* model: Model</text:span></text:p>
            <text:p><text:span text:style-name="T2"/></text:p>
            <text:p><text:span text:style-name="T2">* String getName(), getName(Locale l)</text:span></text:p>
            <text:p><text:span text:style-name="T2">* String getShortdesc(), getShortdesc(Locale l)</text:span></text:p>
            <text:p><text:span text:style-name="T2">* String getDescription(), getDescription(Locale l)</text:span></text:p>
            <text:p><text:span text:style-name="T2">* for other properties all getters and setters</text:span></text:p>
          </draw:text-box>
        </draw:frame>
        <draw:rect draw:style-name="gr1" draw:text-style-name="P1" draw:layer="layout" svg:width="8cm" svg:height="2.5cm" svg:x="16.5cm" svg:y="2cm">
          <text:p/>
        </draw:rect>
        <draw:frame draw:style-name="gr3" draw:layer="layout" svg:width="8cm" svg:height="2.507cm" svg:x="16.5cm" svg:y="2cm">
          <draw:text-box>
            <text:p><text:span text:style-name="T1">Author (JAXB)</text:span></text:p>
            <text:p>* name: String</text:p>
            <text:p>* homepage: URL</text:p>
          </draw:text-box>
        </draw:frame>
        <draw:rect draw:style-name="gr1" draw:text-style-name="P1" draw:layer="layout" svg:width="8cm" svg:height="7cm" svg:x="16.5cm" svg:y="5.5cm">
          <text:p/>
        </draw:rect>
        <draw:frame draw:style-name="gr4" draw:layer="layout" svg:width="8cm" svg:height="7cm" svg:x="16.5cm" svg:y="5.5cm">
          <draw:text-box>
            <text:p><text:span text:style-name="T1">License (JAXB)</text:span></text:p>
            <text:p>* name: String</text:p>
            <text:p>* homepage: URL</text:p>
            <text:p>* content: String</text:p>
            <text:p>* permissions: List&lt;Permission&gt;</text:p>
            <text:p/>
            <text:p>* boolean isPermitted(Permission)</text:p>
          </draw:text-box>
        </draw:frame>
        <draw:rect draw:style-name="gr1" draw:text-style-name="P1" draw:layer="layout" svg:width="8cm" svg:height="2cm" svg:x="16.5cm" svg:y="13cm">
          <text:p/>
        </draw:rect>
        <draw:frame draw:style-name="gr5" draw:layer="layout" svg:width="8cm" svg:height="2cm" svg:x="16.5cm" svg:y="13cm">
          <draw:text-box>
            <text:p><text:span text:style-name="T1">Paper (JAXB)</text:span></text:p>
            <text:p>* size: UnitDimension</text:p>
          </draw:text-box>
        </draw:frame>
        <draw:rect draw:style-name="gr1" draw:text-style-name="P3" draw:layer="layout" svg:width="10cm" svg:height="4cm" svg:x="25.5cm" svg:y="10cm">
          <text:p/>
        </draw:rect>
        <draw:frame draw:style-name="gr6" draw:layer="layout" svg:width="10cm" svg:height="3.931cm" svg:x="25.5cm" svg:y="10cm">
          <draw:text-box>
            <text:p><text:span text:style-name="T1">DiagramPaper: Paper (JAXB)</text:span></text:p>
            <text:p>* cols: int</text:p>
            <text:p>* rows: int</text:p>
            <text:p/>
            <text:p>* Color getBackgroundColor()</text:p>
          </draw:text-box>
        </draw:frame>
        <draw:rect draw:style-name="gr1" draw:text-style-name="P1" draw:layer="layout" svg:width="12cm" svg:height="3cm" svg:x="2cm" svg:y="17.5cm">
          <text:p/>
        </draw:rect>
        <draw:frame draw:style-name="gr7" draw:layer="layout" svg:width="12cm" svg:height="3cm" svg:x="2cm" svg:y="17.5cm">
          <draw:text-box>
            <text:p><text:span text:style-name="T1">Model (JAXB)</text:span></text:p>
            <text:p>* paper: ModelPaper</text:p>
            <text:p>* steps: List&lt;Step&gt;</text:p>
          </draw:text-box>
        </draw:frame>
        <draw:rect draw:style-name="gr1" draw:text-style-name="P1" draw:layer="layout" svg:width="8cm" svg:height="5cm" svg:x="16.5cm" svg:y="15.5cm">
          <text:p/>
        </draw:rect>
        <draw:frame draw:style-name="gr8" draw:layer="layout" svg:width="8cm" svg:height="5cm" svg:x="16.5cm" svg:y="15.5cm">
          <draw:text-box>
            <text:p><text:span text:style-name="T1">UnitDimension: Dimension (JAXB)</text:span></text:p>
            <text:p>* unit: Unit</text:p>
            <text:p/>
            <text:p>* UnitDimension convertTo (Unit newUnit)</text:p>
          </draw:text-box>
        </draw:frame>
        <draw:rect draw:style-name="gr1" draw:text-style-name="P1" draw:layer="layout" svg:width="8cm" svg:height="3.5cm" svg:x="16.5cm" svg:y="25.5cm">
          <text:p/>
        </draw:rect>
        <draw:frame draw:style-name="gr9" draw:layer="layout" svg:width="8cm" svg:height="3.355cm" svg:x="16.5cm" svg:y="25.645cm">
          <draw:text-box>
            <text:p><text:span text:style-name="T1">Unit: Enum (JAXB)</text:span></text:p>
            <text:p>* MM, CM, M, KM</text:p>
            <text:p>* INCH, FOOT, MILE</text:p>
            <text:p>* REL</text:p>
          </draw:text-box>
        </draw:frame>
        <draw:rect draw:style-name="gr1" draw:text-style-name="P1" draw:layer="layout" svg:width="10cm" svg:height="7cm" svg:x="25.5cm" svg:y="14.5cm">
          <text:p/>
        </draw:rect>
        <draw:frame draw:style-name="gr10" draw:layer="layout" svg:width="10cm" svg:height="6.779cm" svg:x="25.5cm" svg:y="14.5cm">
          <draw:text-box>
            <text:p><text:span text:style-name="T1">ModelPaper: Paper (JAXB)</text:span></text:p>
            <text:p>* weight: double</text:p>
            <text:p>* notes: Map&lt;Locale, String&gt;</text:p>
            <text:p/>
            <text:p>* Color getBackgroundColor()</text:p>
            <text:p>* Color: getForegroundColor()</text:p>
            <text:p>* String getNote(), getNote(Locale l)</text:p>
            <text:p>* addNote(Locale l, String note)</text:p>
          </draw:text-box>
        </draw:frame>
        <draw:rect draw:style-name="gr1" draw:text-style-name="P1" draw:layer="layout" svg:width="12cm" svg:height="10cm" svg:x="2cm" svg:y="21cm">
          <text:p/>
        </draw:rect>
        <draw:frame draw:style-name="gr11" draw:layer="layout" svg:width="12cm" svg:height="10cm" svg:x="2cm" svg:y="21cm">
          <draw:text-box>
            <text:p><text:span text:style-name="T1">Step (JAXB)</text:span></text:p>
            <text:p>* id: String</text:p>
            <text:p>* descriptions: Map&lt;Locale, String&gt;</text:p>
            <text:p>* colspan: int = 1</text:p>
            <text:p>* rowspan: int = 1</text:p>
            <text:p>* zoom: double = 100.0</text:p>
            <text:p>* image: ImageIcon</text:p>
            <text:p>* operations: List&lt;Operation&gt;</text:p>
            <text:p/>
            <text:p>* String getDescription(), getDescription(Locale l)</text:p>
            <text:p>* ModelState getModelState(ModelState prevState)</text:p>
          </draw:text-box>
        </draw:frame>
        <draw:rect draw:style-name="gr1" draw:text-style-name="P1" draw:layer="layout" svg:width="12cm" svg:height="9cm" svg:x="2cm" svg:y="31.5cm">
          <text:p/>
        </draw:rect>
        <draw:frame draw:style-name="gr12" draw:layer="layout" svg:width="12cm" svg:height="9cm" svg:x="2cm" svg:y="31.5cm">
          <draw:text-box>
            <text:p><text:span text:style-name="T1">Operations: Enum (JAXB)</text:span></text:p>
            <text:p>* VALLEY_FOLD, MOUNTAIN_FOLD, MOUNTAIN_VALLEY_FOLD_UNFOLD,</text:p>
            <text:p>VALLEY_MOUNTAIN_FOLD_UNFOLD, THUNDERBOLT_FOLD, TURN_OVER, ROTATE, PULL, INSIDE_CRIMP_FOLD, OUTSIDE_CRIMP_FOLD, OPEN, INSIDE_REVERSE_FOLD, OUTSIDE_REVERSE_FOLD, REPEAT_ACTION, RABBIT_FOLD, SQUASH_FOLD</text:p>
          </draw:text-box>
        </draw:frame>
        <draw:rect draw:style-name="gr1" draw:text-style-name="P1" draw:layer="layout" svg:width="9.5cm" svg:height="20.5cm" svg:x="38cm" svg:y="2cm">
          <text:p/>
        </draw:rect>
        <draw:frame draw:style-name="gr13" draw:layer="layout" svg:width="9.5cm" svg:height="20.35cm" svg:x="38cm" svg:y="2cm">
          <draw:text-box>
            <text:p><text:span text:style-name="T1">ModelState</text:span></text:p>
            <text:p>* folds: List&lt;Fold&gt;</text:p>
            <text:p>...</text:p>
          </draw:text-box>
        </draw:frame>
        <draw:rect draw:style-name="gr1" draw:text-style-name="P1" draw:layer="layout" svg:width="7.5cm" svg:height="4cm" svg:x="49.5cm" svg:y="2cm">
          <text:p/>
        </draw:rect>
        <draw:frame draw:style-name="gr7" draw:layer="layout" svg:width="7.5cm" svg:height="3.931cm" svg:x="49.5cm" svg:y="2cm">
          <draw:text-box>
            <text:p><text:span text:style-name="T1">Fold</text:span></text:p>
            <text:p>* startPoint: UnitPoint</text:p>
            <text:p>* endPoint: UnitPoint</text:p>
            <text:p>* foldType: FoldType</text:p>
            <text:p>* stepId: int</text:p>
          </draw:text-box>
        </draw:frame>
        <draw:rect draw:style-name="gr1" draw:text-style-name="P1" draw:layer="layout" svg:width="7.5cm" svg:height="4cm" svg:x="49.5cm" svg:y="7cm">
          <text:p/>
        </draw:rect>
        <draw:frame draw:style-name="gr14" draw:text-style-name="P2" draw:layer="layout" svg:width="7.5cm" svg:height="3.931cm" svg:x="49.5cm" svg:y="7cm">
          <draw:text-box>
            <text:p><text:span text:style-name="T1">UnitPoint: Point2D</text:span></text:p>
            <text:p><text:span text:style-name="T2">* unit: Unit</text:span></text:p>
            <text:p><text:span text:style-name="T2"/></text:p>
            <text:p><text:span text:style-name="T2">* UnitPoint convertTo(Unit newUnit)</text:span></text:p>
          </draw:text-box>
        </draw:frame>
        <draw:rect draw:style-name="gr1" draw:text-style-name="P1" draw:layer="layout" svg:width="8.5cm" svg:height="12cm" svg:x="58.5cm" svg:y="2cm">
          <text:p/>
        </draw:rect>
        <draw:frame draw:style-name="gr15" draw:layer="layout" svg:width="8.5cm" svg:height="11.85cm" svg:x="58.5cm" svg:y="2cm">
          <draw:text-box>
            <text:p><text:span text:style-name="T1">ModelPainter: Jpanel</text:span></text:p>
            <text:p>* state: ModelState</text:p>
          </draw:text-box>
        </draw:frame>
        <draw:rect draw:style-name="gr16" draw:text-style-name="P1" draw:layer="layout" svg:width="8cm" svg:height="2.5cm" svg:x="25.5cm" svg:y="2cm">
          <text:p/>
        </draw:rect>
        <draw:frame draw:style-name="gr17" draw:layer="layout" svg:width="8cm" svg:height="2.5cm" svg:x="25.5cm" svg:y="2cm">
          <draw:text-box>
            <text:p><text:span text:style-name="T1">Permission: Enum</text:span></text:p>
            <text:p>* EXPORT, EDIT, DISTRIBUTE</text:p>
          </draw:text-box>
        </draw:frame>
        <draw:rect draw:style-name="gr1" draw:text-style-name="P1" draw:layer="layout" svg:width="8cm" svg:height="6.5cm" svg:x="25.5cm" svg:y="25.5cm">
          <text:p/>
        </draw:rect>
        <draw:frame draw:style-name="gr18" draw:layer="layout" svg:width="8cm" svg:height="6.35cm" svg:x="25.5cm" svg:y="25.5cm">
          <draw:text-box>
            <text:p><text:span text:style-name="T1">UnitHelper</text:span></text:p>
            <text:p>* double convertTo(Unit from, Unit to, double value)</text:p>
            <text:p>* double convertTo(Unit from, Unit to, double value, Unit referenceUnit, double referenceLength)</text:p>
          </draw:text-box>
        </draw:frame>
        <draw:rect draw:style-name="gr1" draw:text-style-name="P1" draw:layer="layout" svg:width="12cm" svg:height="5.5cm" svg:x="2cm" svg:y="41.5cm">
          <text:p/>
        </draw:rect>
        <draw:frame draw:style-name="gr10" draw:layer="layout" svg:width="12cm" svg:height="5.5cm" svg:x="2cm" svg:y="41.5cm">
          <draw:text-box>
            <text:p><text:span text:style-name="T1">Operation (JAXB)</text:span></text:p>
            <text:p>* icon: ImageIcon</text:p>
            <text:p/>
            <text:p>* ImageIcon getIcon()</text:p>
            <text:p>* setIcon(ImageIcon icon)</text:p>
            <text:p>* ModelState getModelState(ModelState prevStat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Pecka</meta:initial-creator>
    <meta:creation-date>2010-05-09T19:50:19.31</meta:creation-date>
    <dc:date>2010-05-13T00:44:44.15</dc:date>
    <dc:creator>Martin Pecka</dc:creator>
    <meta:editing-duration>PT50H30M43S</meta:editing-duration>
    <meta:editing-cycles>7</meta:editing-cycles>
    <meta:generator>OpenOffice.org/3.2$Win32 OpenOffice.org_project/320m12$Build-9483</meta:generator>
    <meta:document-statistic meta:object-count="36"/>
  </office:meta>
</office:document-meta>
</file>